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86.46pt"/>
    </style:style>
    <style:style style:name="co2" style:family="table-column">
      <style:table-column-properties fo:break-before="auto" style:column-width="117.3pt"/>
    </style:style>
    <style:style style:name="co3" style:family="table-column">
      <style:table-column-properties fo:break-before="auto" style:column-width="101.85pt"/>
    </style:style>
    <style:style style:name="co4" style:family="table-column">
      <style:table-column-properties fo:break-before="auto" style:column-width="149.75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style:rfc-language-tag="sr-Latn-RS" fo:language="sr" fo:script="Latn" fo:country="R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933.73pt" svg:height="266.97pt" svg:x="128.44pt" svg:y="259.65pt">
            <draw:object draw:notify-on-update-of-ranges="Sheet1.A22:Sheet1.A3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Default"/>
        <table:table-row table:style-name="ro1">
          <table:table-cell table:style-name="Default" office:value-type="string" calcext:value-type="string">
            <text:p>Raw: 18501 <text:s text:c="3"/>sampled: 1863.199 <text:s text:c="2"/>given: 3800 <text:s text:c="2"/>gain: 2.0395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8501 <text:s text:c="3"/>sampled: 1863.199 <text:s text:c="2"/>given: 3800 <text:s text:c="2"/>gain: 2.039503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29 <text:s text:c="3"/>sampled: 1765.311 <text:s text:c="2"/>given: 3600 <text:s text:c="2"/>gain: 2.0393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7529 <text:s text:c="3"/>sampled: 1765.311 <text:s text:c="2"/>given: 3600 <text:s text:c="2"/>gain: 2.03930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54 <text:s text:c="3"/>sampled: 1667.12 <text:s text:c="2"/>given: 3400 <text:s text:c="2"/>gain: 2.03944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6553 <text:s text:c="3"/>sampled: 1667.02 <text:s text:c="2"/>given: 3400 <text:s text:c="2"/>gain: 2.039568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0 <text:s text:c="3"/>sampled: 1569.031 <text:s text:c="2"/>given: 3200 <text:s text:c="2"/>gain: 2.03947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5580 <text:s text:c="3"/>sampled: 1569.031 <text:s text:c="2"/>given: 3200 <text:s text:c="2"/>gain: 2.039476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07 <text:s text:c="3"/>sampled: 1471.042 <text:s text:c="2"/>given: 3000 <text:s text:c="2"/>gain: 2.03937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4607 <text:s text:c="3"/>sampled: 1471.042 <text:s text:c="2"/>given: 3000 <text:s text:c="2"/>gain: 2.03937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4 <text:s text:c="3"/>sampled: 1373.053 <text:s text:c="2"/>given: 2800 <text:s text:c="2"/>gain: 2.0392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3634 <text:s text:c="3"/>sampled: 1373.053 <text:s text:c="2"/>given: 2800 <text:s text:c="2"/>gain: 2.039251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60 <text:s text:c="3"/>sampled: 1274.963 <text:s text:c="2"/>given: 2600 <text:s text:c="2"/>gain: 2.039274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2659 <text:s text:c="3"/>sampled: 1274.863 <text:s text:c="2"/>given: 2600 <text:s text:c="2"/>gain: 2.039435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1687 <text:s text:c="3"/>sampled: 1176.974 <text:s text:c="2"/>given: 2400 <text:s text:c="2"/>gain: 2.039127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3 <text:s text:c="3"/>sampled: 1078.885 <text:s text:c="2"/>given: 2200 <text:s text:c="2"/>gain: 2.039142</text:p>
          </table:table-cell>
          <table:table-cell table:number-columns-repeated="6"/>
        </table:table-row>
        <table:table-row table:style-name="ro1">
          <table:table-cell table:style-name="Default" office:value-type="string" calcext:value-type="string">
            <text:p>Raw: 10714 <text:s text:c="3"/>sampled: 1078.986 <text:s text:c="2"/>given: 2200 <text:s text:c="2"/>gain: 2.038952</text:p>
          </table:table-cell>
          <table:table-cell table:number-columns-repeated="6"/>
        </table:table-row>
        <table:table-row table:style-name="ro1" table:number-rows-repeated="3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9503" calcext:value-type="float">
            <text:p>2.0395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503" calcext:value-type="float">
            <text:p>2.039503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301" calcext:value-type="float">
            <text:p>2.03930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301" calcext:value-type="float">
            <text:p>2.03930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445" calcext:value-type="float">
            <text:p>2.03944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568" calcext:value-type="float">
            <text:p>2.039568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476" calcext:value-type="float">
            <text:p>2.03947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476" calcext:value-type="float">
            <text:p>2.039476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371" calcext:value-type="float">
            <text:p>2.03937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371" calcext:value-type="float">
            <text:p>2.03937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51" calcext:value-type="float">
            <text:p>2.03925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51" calcext:value-type="float">
            <text:p>2.039251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274" calcext:value-type="float">
            <text:p>2.039274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435" calcext:value-type="float">
            <text:p>2.039435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27" calcext:value-type="float">
            <text:p>2.039127</text:p>
          </table:table-cell>
          <table:table-cell table:number-columns-repeated="6"/>
        </table:table-row>
        <table:table-row table:style-name="ro1">
          <table:table-cell table:style-name="Default" office:value-type="float" office:value="2.039142" calcext:value-type="float">
            <text:p>2.039142</text:p>
          </table:table-cell>
          <table:table-cell table:number-columns-repeated="6"/>
        </table:table-row>
        <table:table-row table:style-name="ro1">
          <table:table-cell table:style-name="Default" office:value-type="float" office:value="2.038952" calcext:value-type="float">
            <text:p>2.038952</text:p>
          </table:table-cell>
          <table:table-cell table:number-columns-repeated="6"/>
        </table:table-row>
        <table:table-row table:style-name="ro1" table:number-rows-repeated="2">
          <table:table-cell table:style-name="Default"/>
          <table:table-cell table:number-columns-repeated="6"/>
        </table:table-row>
        <table:table-row table:style-name="ro1">
          <table:table-cell table:style-name="Default" office:value-type="float" office:value="2.03925" calcext:value-type="float">
            <text:p>2.03925</text:p>
          </table:table-cell>
          <table:table-cell table:number-columns-repeated="6"/>
        </table:table-row>
        <table:table-row table:style-name="ro1" table:number-rows-repeated="5">
          <table:table-cell table:style-name="Default"/>
          <table:table-cell table:number-columns-repeated="6"/>
        </table:table-row>
        <table:table-row table:style-name="ro1">
          <table:table-cell table:style-name="Default"/>
          <table:table-cell table:number-columns-repeated="5"/>
          <table:table-cell table:style-name="ce3"/>
        </table:table-row>
        <table:table-row table:style-name="ro1" table:number-rows-repeated="11">
          <table:table-cell table:style-name="Default"/>
          <table:table-cell table:number-columns-repeated="6"/>
        </table:table-row>
        <table:table-row table:style-name="ro1">
          <table:table-cell table:style-name="ce3" office:value-type="string" calcext:value-type="string">
            <text:p>100A</text:p>
          </table:table-cell>
          <table:table-cell table:style-name="ce3" office:value-type="string" calcext:value-type="string">
            <text:p>10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0A</text:p>
          </table:table-cell>
          <table:table-cell table:style-name="ce3" office:value-type="string" calcext:value-type="string">
            <text:p>Gain 10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formula="of:=AVERAGE([.A61:.A117])" office:value-type="float" office:value="2308.80177192982" calcext:value-type="float">
            <text:p>2308.80177192982</text:p>
          </table:table-cell>
          <table:table-cell table:formula="of:=AVERAGE([.F61:.F64])" office:value-type="float" office:value="49.897" calcext:value-type="float">
            <text:p>49.897</text:p>
          </table:table-cell>
          <table:table-cell table:formula="of:=2*[.C61]" office:value-type="float" office:value="99.794" calcext:value-type="float">
            <text:p>99.794</text:p>
          </table:table-cell>
          <table:table-cell table:formula="of:=[.D61]/[.B61]" office:value-type="float" office:value="0.0432232863008359" calcext:value-type="float">
            <text:p>0.043223286300836</text:p>
          </table:table-cell>
          <table:table-cell office:value-type="float" office:value="49.893" calcext:value-type="float">
            <text:p>49.893</text:p>
          </table:table-cell>
          <table:table-cell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4"/>
          <table:table-cell office:value-type="float" office:value="49.894" calcext:value-type="float">
            <text:p>49.894</text:p>
          </table:table-cell>
          <table:table-cell/>
        </table:table-row>
        <table:table-row table:style-name="ro1">
          <table:table-cell office:value-type="float" office:value="2308.429" calcext:value-type="float">
            <text:p>2308.429</text:p>
          </table:table-cell>
          <table:table-cell table:number-columns-repeated="4"/>
          <table:table-cell office:value-type="float" office:value="49.898" calcext:value-type="float">
            <text:p>49.898</text:p>
          </table:table-cell>
          <table:table-cell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4"/>
          <table:table-cell office:value-type="float" office:value="49.903" calcext:value-type="float">
            <text:p>49.903</text:p>
          </table:table-cell>
          <table:table-cell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6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8.127" calcext:value-type="float">
            <text:p>2308.127</text:p>
          </table:table-cell>
          <table:table-cell table:number-columns-repeated="6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7.925" calcext:value-type="float">
            <text:p>2307.925</text:p>
          </table:table-cell>
          <table:table-cell table:number-columns-repeated="6"/>
        </table:table-row>
        <table:table-row table:style-name="ro1">
          <table:table-cell office:value-type="float" office:value="2308.328" calcext:value-type="float">
            <text:p>2308.328</text:p>
          </table:table-cell>
          <table:table-cell table:number-columns-repeated="6"/>
        </table:table-row>
        <table:table-row table:style-name="ro1">
          <table:table-cell office:value-type="float" office:value="2308.228" calcext:value-type="float">
            <text:p>2308.228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6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6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8.228" calcext:value-type="float">
            <text:p>2308.228</text:p>
          </table:table-cell>
          <table:table-cell table:number-columns-repeated="5"/>
          <table:table-cell table:style-name="ce3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8.429" calcext:value-type="float">
            <text:p>2308.429</text:p>
          </table:table-cell>
          <table:table-cell table:number-columns-repeated="6"/>
        </table:table-row>
        <table:table-row table:style-name="ro1">
          <table:table-cell office:value-type="float" office:value="2308.933" calcext:value-type="float">
            <text:p>2308.933</text:p>
          </table:table-cell>
          <table:table-cell table:number-columns-repeated="6"/>
        </table:table-row>
        <table:table-row table:style-name="ro1">
          <table:table-cell office:value-type="float" office:value="2308.228" calcext:value-type="float">
            <text:p>2308.228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8.026" calcext:value-type="float">
            <text:p>2308.026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6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6"/>
        </table:table-row>
        <table:table-row table:style-name="ro1">
          <table:table-cell office:value-type="float" office:value="2308.429" calcext:value-type="float">
            <text:p>2308.429</text:p>
          </table:table-cell>
          <table:table-cell table:number-columns-repeated="6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309.637" calcext:value-type="float">
            <text:p>2309.637</text:p>
          </table:table-cell>
          <table:table-cell table:number-columns-repeated="6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6"/>
        </table:table-row>
        <table:table-row table:style-name="ro1">
          <table:table-cell office:value-type="float" office:value="2308.127" calcext:value-type="float">
            <text:p>2308.127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6"/>
        </table:table-row>
        <table:table-row table:style-name="ro1">
          <table:table-cell office:value-type="float" office:value="2309.235" calcext:value-type="float">
            <text:p>2309.235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9.537" calcext:value-type="float">
            <text:p>2309.537</text:p>
          </table:table-cell>
          <table:table-cell table:number-columns-repeated="6"/>
        </table:table-row>
        <table:table-row table:style-name="ro1">
          <table:table-cell office:value-type="float" office:value="2309.436" calcext:value-type="float">
            <text:p>2309.436</text:p>
          </table:table-cell>
          <table:table-cell table:number-columns-repeated="6"/>
        </table:table-row>
        <table:table-row table:style-name="ro1">
          <table:table-cell office:value-type="float" office:value="2308.429" calcext:value-type="float">
            <text:p>2308.429</text:p>
          </table:table-cell>
          <table:table-cell table:number-columns-repeated="6"/>
        </table:table-row>
        <table:table-row table:style-name="ro1">
          <table:table-cell office:value-type="float" office:value="2308.731" calcext:value-type="float">
            <text:p>2308.731</text:p>
          </table:table-cell>
          <table:table-cell table:number-columns-repeated="6"/>
        </table:table-row>
        <table:table-row table:style-name="ro1">
          <table:table-cell office:value-type="float" office:value="2309.033" calcext:value-type="float">
            <text:p>2309.033</text:p>
          </table:table-cell>
          <table:table-cell table:number-columns-repeated="6"/>
        </table:table-row>
        <table:table-row table:style-name="ro1">
          <table:table-cell office:value-type="float" office:value="2308.63" calcext:value-type="float">
            <text:p>2308.63</text:p>
          </table:table-cell>
          <table:table-cell table:number-columns-repeated="6"/>
        </table:table-row>
        <table:table-row table:style-name="ro1">
          <table:table-cell office:value-type="float" office:value="2308.53" calcext:value-type="float">
            <text:p>2308.53</text:p>
          </table:table-cell>
          <table:table-cell table:number-columns-repeated="6"/>
        </table:table-row>
        <table:table-row table:style-name="ro1">
          <table:table-cell office:value-type="float" office:value="2309.134" calcext:value-type="float">
            <text:p>2309.134</text:p>
          </table:table-cell>
          <table:table-cell table:number-columns-repeated="6"/>
        </table:table-row>
        <table:table-row table:style-name="ro1">
          <table:table-cell office:value-type="float" office:value="2308.832" calcext:value-type="float">
            <text:p>2308.832</text:p>
          </table:table-cell>
          <table:table-cell table:number-columns-repeated="6"/>
        </table:table-row>
        <table:table-row table:style-name="ro1">
          <table:table-cell office:value-type="float" office:value="2309.335" calcext:value-type="float">
            <text:p>2309.335</text:p>
          </table:table-cell>
          <table:table-cell table:number-columns-repeated="6"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style-name="ce3" office:value-type="string" calcext:value-type="string">
            <text:p>10A</text:p>
          </table:table-cell>
          <table:table-cell table:style-name="ce3" office:value-type="string" calcext:value-type="string">
            <text:p>10A Average</text:p>
          </table:table-cell>
          <table:table-cell table:style-name="ce3" office:value-type="string" calcext:value-type="string">
            <text:p>average V on Res</text:p>
          </table:table-cell>
          <table:table-cell table:style-name="ce3" office:value-type="string" calcext:value-type="string">
            <text:p>calculated current 10A</text:p>
          </table:table-cell>
          <table:table-cell table:style-name="ce3" office:value-type="string" calcext:value-type="string">
            <text:p>Gain 10A</text:p>
          </table:table-cell>
          <table:table-cell table:style-name="ce3" office:value-type="string" calcext:value-type="string">
            <text:p>V on 500u</text:p>
          </table:table-cell>
          <table:table-cell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formula="of:=AVERAGE([.A122:.A183])" office:value-type="float" office:value="2169.73459677419" calcext:value-type="float">
            <text:p>2169.73459677419</text:p>
          </table:table-cell>
          <table:table-cell table:formula="of:=AVERAGE([.F122:.F123])" office:value-type="float" office:value="4.925" calcext:value-type="float">
            <text:p>4.925</text:p>
          </table:table-cell>
          <table:table-cell table:formula="of:=2*[.C122]" office:value-type="float" office:value="9.85" calcext:value-type="float">
            <text:p>9.85</text:p>
          </table:table-cell>
          <table:table-cell table:formula="of:=[.D122]/[.B122]" office:value-type="float" office:value="0.00453972574094743" calcext:value-type="float">
            <text:p>0.004539725740947</text:p>
          </table:table-cell>
          <table:table-cell office:value-type="float" office:value="4.925" calcext:value-type="float">
            <text:p>4.925</text:p>
          </table:table-cell>
          <table:table-cell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4"/>
          <table:table-cell office:value-type="float" office:value="4.925" calcext:value-type="float">
            <text:p>4.925</text:p>
          </table:table-cell>
          <table:table-cell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69.15" calcext:value-type="float">
            <text:p>2169.15</text:p>
          </table:table-cell>
          <table:table-cell table:number-columns-repeated="6"/>
        </table:table-row>
        <table:table-row table:style-name="ro1">
          <table:table-cell office:value-type="float" office:value="2168.646" calcext:value-type="float">
            <text:p>2168.646</text:p>
          </table:table-cell>
          <table:table-cell table:number-columns-repeated="6"/>
        </table:table-row>
        <table:table-row table:style-name="ro1">
          <table:table-cell office:value-type="float" office:value="2170.459" calcext:value-type="float">
            <text:p>2170.459</text:p>
          </table:table-cell>
          <table:table-cell table:number-columns-repeated="6"/>
        </table:table-row>
        <table:table-row table:style-name="ro1">
          <table:table-cell office:value-type="float" office:value="2169.351" calcext:value-type="float">
            <text:p>2169.351</text:p>
          </table:table-cell>
          <table:table-cell table:number-columns-repeated="6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6"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6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6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6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6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6"/>
        </table:table-row>
        <table:table-row table:style-name="ro1">
          <table:table-cell office:value-type="float" office:value="2169.553" calcext:value-type="float">
            <text:p>2169.553</text:p>
          </table:table-cell>
          <table:table-cell table:number-columns-repeated="6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6"/>
        </table:table-row>
        <table:table-row table:style-name="ro1">
          <table:table-cell office:value-type="float" office:value="2169.15" calcext:value-type="float">
            <text:p>2169.15</text:p>
          </table:table-cell>
          <table:table-cell table:style-name="ce3" table:number-columns-repeated="4"/>
          <table:table-cell table:number-columns-repeated="2"/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6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6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6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6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6"/>
        </table:table-row>
        <table:table-row table:style-name="ro1">
          <table:table-cell office:value-type="float" office:value="2168.646" calcext:value-type="float">
            <text:p>2168.646</text:p>
          </table:table-cell>
          <table:table-cell table:number-columns-repeated="6"/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6"/>
        </table:table-row>
        <table:table-row table:style-name="ro1">
          <table:table-cell office:value-type="float" office:value="2168.747" calcext:value-type="float">
            <text:p>2168.747</text:p>
          </table:table-cell>
          <table:table-cell table:number-columns-repeated="6"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68.747" calcext:value-type="float">
            <text:p>2168.747</text:p>
          </table:table-cell>
          <table:table-cell table:number-columns-repeated="6"/>
        </table:table-row>
        <table:table-row table:style-name="ro1">
          <table:table-cell office:value-type="float" office:value="2169.553" calcext:value-type="float">
            <text:p>2169.553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69.956" calcext:value-type="float">
            <text:p>2169.956</text:p>
          </table:table-cell>
          <table:table-cell table:number-columns-repeated="6"/>
        </table:table-row>
        <table:table-row table:style-name="ro1">
          <table:table-cell office:value-type="float" office:value="2169.25" calcext:value-type="float">
            <text:p>2169.25</text:p>
          </table:table-cell>
          <table:table-cell table:number-columns-repeated="6"/>
        </table:table-row>
        <table:table-row table:style-name="ro1">
          <table:table-cell office:value-type="float" office:value="2169.351" calcext:value-type="float">
            <text:p>2169.351</text:p>
          </table:table-cell>
          <table:table-cell table:number-columns-repeated="6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6"/>
        </table:table-row>
        <table:table-row table:style-name="ro1">
          <table:table-cell office:value-type="float" office:value="2169.25" calcext:value-type="float">
            <text:p>2169.25</text:p>
          </table:table-cell>
          <table:table-cell table:number-columns-repeated="6"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69.553" calcext:value-type="float">
            <text:p>2169.553</text:p>
          </table:table-cell>
          <table:table-cell table:number-columns-repeated="6"/>
        </table:table-row>
        <table:table-row table:style-name="ro1">
          <table:table-cell office:value-type="float" office:value="2170.258" calcext:value-type="float">
            <text:p>2170.258</text:p>
          </table:table-cell>
          <table:table-cell table:number-columns-repeated="6"/>
        </table:table-row>
        <table:table-row table:style-name="ro1">
          <table:table-cell office:value-type="float" office:value="2169.15" calcext:value-type="float">
            <text:p>2169.15</text:p>
          </table:table-cell>
          <table:table-cell table:number-columns-repeated="6"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6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70.56" calcext:value-type="float">
            <text:p>2170.56</text:p>
          </table:table-cell>
          <table:table-cell table:number-columns-repeated="6"/>
        </table:table-row>
        <table:table-row table:style-name="ro1">
          <table:table-cell office:value-type="float" office:value="2170.358" calcext:value-type="float">
            <text:p>2170.358</text:p>
          </table:table-cell>
          <table:table-cell table:number-columns-repeated="6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6"/>
        </table:table-row>
        <table:table-row table:style-name="ro1">
          <table:table-cell office:value-type="float" office:value="2169.653" calcext:value-type="float">
            <text:p>2169.653</text:p>
          </table:table-cell>
          <table:table-cell table:number-columns-repeated="6"/>
        </table:table-row>
        <table:table-row table:style-name="ro1">
          <table:table-cell office:value-type="float" office:value="2170.157" calcext:value-type="float">
            <text:p>2170.157</text:p>
          </table:table-cell>
          <table:table-cell table:number-columns-repeated="6"/>
        </table:table-row>
        <table:table-row table:style-name="ro1">
          <table:table-cell office:value-type="float" office:value="2169.049" calcext:value-type="float">
            <text:p>2169.049</text:p>
          </table:table-cell>
          <table:table-cell table:number-columns-repeated="6"/>
        </table:table-row>
        <table:table-row table:style-name="ro1">
          <table:table-cell office:value-type="float" office:value="2169.452" calcext:value-type="float">
            <text:p>2169.452</text:p>
          </table:table-cell>
          <table:table-cell table:number-columns-repeated="6"/>
        </table:table-row>
        <table:table-row table:style-name="ro1">
          <table:table-cell office:value-type="float" office:value="2168.545" calcext:value-type="float">
            <text:p>2168.545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70.056" calcext:value-type="float">
            <text:p>2170.056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  <table:table-row table:style-name="ro1">
          <table:table-cell office:value-type="float" office:value="2169.855" calcext:value-type="float">
            <text:p>2169.855</text:p>
          </table:table-cell>
          <table:table-cell table:number-columns-repeated="6"/>
        </table:table-row>
        <table:table-row table:style-name="ro1">
          <table:table-cell office:value-type="float" office:value="2170.761" calcext:value-type="float">
            <text:p>2170.761</text:p>
          </table:table-cell>
          <table:table-cell table:number-columns-repeated="6"/>
        </table:table-row>
        <table:table-row table:style-name="ro1">
          <table:table-cell office:value-type="float" office:value="2169.049" calcext:value-type="float">
            <text:p>2169.049</text:p>
          </table:table-cell>
          <table:table-cell table:number-columns-repeated="6"/>
        </table:table-row>
        <table:table-row table:style-name="ro1">
          <table:table-cell office:value-type="float" office:value="2170.761" calcext:value-type="float">
            <text:p>2170.761</text:p>
          </table:table-cell>
          <table:table-cell table:number-columns-repeated="6"/>
        </table:table-row>
        <table:table-row table:style-name="ro1">
          <table:table-cell office:value-type="float" office:value="2170.56" calcext:value-type="float">
            <text:p>2170.56</text:p>
          </table:table-cell>
          <table:table-cell table:number-columns-repeated="6"/>
        </table:table-row>
        <table:table-row table:style-name="ro1">
          <table:table-cell office:value-type="float" office:value="2169.754" calcext:value-type="float">
            <text:p>2169.754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style:rfc-language-tag="sr-Latn-RS" fo:language="sr" fo:script="Latn" fo:country="RS" style:font-name-asian="Microsoft YaHei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style:font-name="Liberation Serif" fo:font-size="12pt" style:rfc-language-tag="sr-Latn-RS" fo:language="sr" fo:script="Latn" fo:country="R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27">00/00/0000</text:date>, <text:time style:data-style-name="N2" text:time-value="10:59:35.010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03T13:20:24.695000000</meta:creation-date>
    <meta:generator>LibreOffice/6.0.2.1$Windows_X86_64 LibreOffice_project/f7f06a8f319e4b62f9bc5095aa112a65d2f3ac89</meta:generator>
    <dc:date>2018-11-27T11:00:23.973000000</dc:date>
    <meta:editing-duration>PT5H23M45S</meta:editing-duration>
    <meta:editing-cycles>95</meta:editing-cycles>
    <meta:document-statistic meta:table-count="1" meta:cell-count="18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2.941cm" svg:height="9.419cm" xlink:href=".." xlink:type="simple" chart:class="chart:line" chart:style-name="ch1">
        <chart:legend chart:legend-position="end" svg:x="30.052cm" svg:y="4.407cm" style:legend-expansion="high" chart:style-name="ch2"/>
        <chart:plot-area chart:style-name="ch3" table:cell-range-address="Sheet1.A22:Sheet1.A39" svg:x="0.658cm" svg:y="0.188cm" svg:width="28.736cm" svg:height="9.043cm">
          <chartooo:coordinate-region svg:x="1.967cm" svg:y="0.39cm" svg:width="27.235cm" svg:height="8.188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A22:Sheet1.A39" chart:class="chart:line">
            <chart:data-point chart:repeated="1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.039503">
                <text:p>2.039503</text:p>
                <draw:g>
                  <svg:desc>Sheet1.A22:Sheet1.A3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039503">
                <text:p>2.03950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039301">
                <text:p>2.0393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039301">
                <text:p>2.039301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.039445">
                <text:p>2.03944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039568">
                <text:p>2.03956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.039476">
                <text:p>2.0394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.039476">
                <text:p>2.0394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.039371">
                <text:p>2.03937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.039371">
                <text:p>2.03937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.039251">
                <text:p>2.03925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.039251">
                <text:p>2.03925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.039274">
                <text:p>2.03927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.039435">
                <text:p>2.03943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.039127">
                <text:p>2.03912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.039142">
                <text:p>2.03914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.038952">
                <text:p>2.03895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2.1$Windows_X86_64 LibreOffice_project/f7f06a8f319e4b62f9bc5095aa112a65d2f3ac8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